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5.396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3.217cm" fo:break-before="auto" style:use-optimal-row-height="true"/>
    </style:style>
    <style:style style:name="ro2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5T14:01:04.22">
            <text:p>0425 <text:s/>140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5T14:01:04.22">
            <text:p>0425 <text:s/>1401</text:p>
          </table:table-cell>
          <table:table-cell table:style-name="ce8" table:formula="of:=NOW()" office:value-type="date" office:date-value="2022-04-25T14:01:04.22">
            <text:p>0425 <text:s/>140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5T14:01:04.22">
            <text:p>0425 <text:s/>140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5T14:01:04.22">
            <text:p>0425 <text:s/>1401</text:p>
          </table:table-cell>
          <table:table-cell table:style-name="ce8" table:formula="of:=NOW()" office:value-type="date" office:date-value="2022-04-25T14:01:04.22">
            <text:p>0425 <text:s/>140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5T14:01:02.03">
            <text:p>2022/4/25 14:0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6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5">2022/04/25</text:date>, <text:time>14:01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5T14:01:03.79</dc:date>
    <dc:creator>iwabuchi ken</dc:creator>
    <meta:editing-duration>P17DT17H23M26S</meta:editing-duration>
    <meta:editing-cycles>2428</meta:editing-cycles>
    <meta:generator>OpenOffice/4.1.3$Win32 OpenOffice.org_project/413m1$Build-9783</meta:generator>
    <meta:document-statistic meta:table-count="2" meta:cell-count="930" meta:object-count="0"/>
  </office:meta>
</office:document-meta>
</file>